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ff60e" officeooo:paragraph-rsid="000ff60e"/>
    </style:style>
    <style:style style:name="P2" style:family="paragraph" style:parent-style-name="Text_20_body">
      <style:text-properties officeooo:rsid="000ff60e" officeooo:paragraph-rsid="000ff60e"/>
    </style:style>
    <style:style style:name="P3" style:family="paragraph" style:parent-style-name="Text_20_body" style:list-style-name="L2">
      <style:text-properties officeooo:rsid="000ff60e" officeooo:paragraph-rsid="000ff60e"/>
    </style:style>
    <style:style style:name="P4" style:family="paragraph" style:parent-style-name="Text_20_body">
      <style:text-properties officeooo:paragraph-rsid="000ff60e"/>
    </style:style>
    <style:style style:name="P5" style:family="paragraph" style:parent-style-name="Text_20_body">
      <style:paragraph-properties fo:text-align="justify" style:justify-single-word="false"/>
      <style:text-properties officeooo:paragraph-rsid="000ff60e"/>
    </style:style>
    <style:style style:name="P6" style:family="paragraph" style:parent-style-name="Text_20_body">
      <style:paragraph-properties fo:text-align="justify" style:justify-single-word="false"/>
    </style:style>
    <style:style style:name="P7" style:family="paragraph" style:parent-style-name="Text_20_body" style:list-style-name="L2">
      <style:text-properties officeooo:paragraph-rsid="000ff60e"/>
    </style:style>
    <style:style style:name="P8" style:family="paragraph" style:parent-style-name="Title">
      <style:text-properties officeooo:paragraph-rsid="000ff60e"/>
    </style:style>
    <style:style style:name="T1" style:family="text">
      <style:text-properties officeooo:rsid="000ff60e"/>
    </style:style>
    <style:style style:name="T2" style:family="text">
      <style:text-properties officeooo:rsid="0012be7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Projet </text:span>CAPI</text:p>
      <text:p text:style-name="P2"/>
      <text:h text:style-name="P1" text:outline-level="2">Présentation :</text:h>
      <text:p text:style-name="P5"><text:tab/>Le projet CAPI consiste en la création d’une application Python dédiée à la méthode de planification dite « poker planning ». Cette application a pour objectif de permettre à un groupe de participants, au nombre modulable, d’évaluer collectivement la difficulté des différentes tâches d’un projet ou d’un travail. Les participants débattent de ces estimations, tâche par tâche, en confrontant leurs points de vue.</text:p>
      <text:p text:style-name="P6"><text:tab/>Nous avons opté pour une application locale afin de privilégier les échanges en face-à-face, permettant ainsi des discussions plus riches et directes. Ce choix se justifie par l’importance d’entendre les arguments de chacun, ce qui peut être moins évident dans un échange textuel via un chat, où l’attention portée aux autres est parfois moindre.</text:p>
      <text:p text:style-name="Text_20_body"><text:span text:style-name="Strong_20_Emphasis">Fonctionnalités initiales</text:span></text:p>
      <text:p text:style-name="Text_20_body">Au démarrage de l’application, l’utilisateur accède à une interface où il peut :</text:p>
      <text:list text:style-name="L2">
        <text:list-item>
          <text:p text:style-name="P3">Ajouter des joueurs ;</text:p>
        </text:list-item>
        <text:list-item>
          <text:p text:style-name="P7"><text:span text:style-name="T1">Choisir le type de choix : à l’</text:span>unanimité <text:span text:style-name="T1">(strict), à la majorité ou par la moyenne/médiane des résultats du deuxième tour ;</text:span></text:p>
        </text:list-item>
        <text:list-item>
          <text:p text:style-name="P3">Charger une ancienne partie ;</text:p>
        </text:list-item>
        <text:list-item>
          <text:p text:style-name="P3">Et enfin, lancer la partie ;</text:p>
        </text:list-item>
      </text:list>
      <text:p text:style-name="P4"><text:span text:style-name="T1">Lorsque l’on lance une partie, </text:span><text:span text:style-name="T2">un nouvelle interface est lancée </text:span></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9T13:43:38.433000000</meta:creation-date>
    <dc:date>2024-12-19T15:17:43.304000000</dc:date>
    <meta:editing-duration>PT1H34M4S</meta:editing-duration>
    <meta:editing-cycles>3</meta:editing-cycles>
    <meta:generator>LibreOffice/7.6.4.1$Windows_X86_64 LibreOffice_project/e19e193f88cd6c0525a17fb7a176ed8e6a3e2aa1</meta:generator>
    <meta:document-statistic meta:table-count="0" meta:image-count="0" meta:object-count="0" meta:page-count="1" meta:paragraph-count="11" meta:word-count="187" meta:character-count="1160" meta:non-whitespace-character-count="985"/>
  </office:meta>
</office:document-meta>
</file>